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46cm" fo:min-width="0.208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246cm" fo:min-width="0.2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246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1cm" svg:height="0.7cm" svg:x="4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cm" svg:height="0.7cm" svg:x="4.3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7cm" svg:x="7.1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cm" svg:height="0.7cm" svg:x="9.7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cm" svg:height="0.7cm" svg:x="1.7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cm" svg:height="0.7cm" svg:x="11.8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2.702cm" svg:y1="4.552cm" svg:x2="4.301cm" svg:y2="4.551cm" draw:start-shape="id1" draw:start-glue-point="10" draw:end-shape="id2" draw:end-glue-point="6" svg:d="M2702 4552c1200 0 401-1 1599-1" svg:viewBox="0 0 1600 2">
          <text:p/>
        </draw:connector>
        <draw:connector draw:style-name="gr4" draw:text-style-name="P3" draw:layer="layout" draw:type="curve" svg:x1="5.301cm" svg:y1="4.551cm" svg:x2="7.102cm" svg:y2="4.552cm" draw:start-shape="id2" draw:start-glue-point="10" draw:end-shape="id3" draw:end-glue-point="6" svg:d="M5301 4551c1351 0 451 1 1801 1" svg:viewBox="0 0 1802 2">
          <text:p text:style-name="P1">A</text:p>
          <text:p text:style-name="P1"/>
        </draw:connector>
        <draw:connector draw:style-name="gr4" draw:text-style-name="P3" draw:layer="layout" draw:type="curve" svg:x1="8.102cm" svg:y1="4.552cm" svg:x2="9.702cm" svg:y2="4.552cm" draw:start-shape="id3" draw:start-glue-point="10" draw:end-shape="id4" draw:end-glue-point="6" svg:d="M8102 4552h1600" svg:viewBox="0 0 1601 1">
          <text:p text:style-name="P1">A</text:p>
          <text:p text:style-name="P1"/>
        </draw:connector>
        <draw:connector draw:style-name="gr4" draw:text-style-name="P3" draw:layer="layout" draw:type="curve" svg:x1="10.702cm" svg:y1="4.552cm" svg:x2="11.802cm" svg:y2="4.552cm" draw:start-shape="id4" draw:start-glue-point="10" draw:end-shape="id5" draw:end-glue-point="6" svg:d="M10702 4552h1100" svg:viewBox="0 0 1101 1">
          <text:p text:style-name="P1">G</text:p>
          <text:p text:style-name="P1"/>
        </draw:connector>
        <draw:custom-shape draw:style-name="gr2" draw:text-style-name="P2" xml:id="id6" draw:id="id6" draw:layer="layout" svg:width="1cm" svg:height="0.7cm" svg:x="14.003cm" svg:y="4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2.802cm" svg:y1="4.552cm" svg:x2="14.003cm" svg:y2="4.553cm" draw:start-shape="id5" draw:start-glue-point="10" draw:end-shape="id6" draw:end-glue-point="6" svg:d="M12802 4552c901 0 301 1 1201 1" svg:viewBox="0 0 1202 2">
          <text:p/>
        </draw:connector>
        <draw:custom-shape draw:style-name="gr5" draw:text-style-name="P4" xml:id="id7" draw:id="id7" draw:layer="layout" svg:width="1cm" svg:height="0.7cm" svg:x="7.103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1cm" svg:height="0.7cm" svg:x="9.204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1cm" svg:height="0.7cm" svg:x="11.104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155cm" svg:y1="4.303cm" svg:x2="7.103cm" svg:y2="2.853cm" draw:start-shape="id2" draw:start-glue-point="11" draw:end-shape="id7" draw:end-glue-point="6" svg:d="M5155 4303c0-967 649-1450 1948-1450" svg:viewBox="0 0 1949 1451">
          <text:p text:style-name="P1">T</text:p>
          <text:p text:style-name="P1"/>
          <text:p text:style-name="P1"/>
          <text:p text:style-name="P1"/>
        </draw:connector>
        <draw:connector draw:style-name="gr4" draw:text-style-name="P3" draw:layer="layout" draw:type="curve" svg:x1="8.103cm" svg:y1="2.853cm" svg:x2="9.204cm" svg:y2="2.854cm" draw:start-shape="id7" draw:start-glue-point="10" draw:end-shape="id8" draw:end-glue-point="6" svg:d="M8103 2853c826 0 276 1 1101 1" svg:viewBox="0 0 1102 2">
          <text:p text:style-name="P1">A</text:p>
          <text:p text:style-name="P1"/>
        </draw:connector>
        <draw:connector draw:style-name="gr4" draw:text-style-name="P3" draw:layer="layout" draw:type="curve" svg:x1="10.204cm" svg:y1="2.854cm" svg:x2="11.104cm" svg:y2="2.854cm" draw:start-shape="id8" draw:start-glue-point="10" draw:end-shape="id9" draw:end-glue-point="6" svg:d="M10204 2854h900" svg:viewBox="0 0 901 1">
          <text:p text:style-name="P1">G</text:p>
          <text:p text:style-name="P1"/>
        </draw:connector>
        <draw:connector draw:style-name="gr4" draw:text-style-name="P3" draw:layer="layout" draw:type="curve" svg:x1="12.104cm" svg:y1="2.854cm" svg:x2="12.302cm" svg:y2="4.202cm" draw:start-shape="id9" draw:start-glue-point="10" draw:end-shape="id5" draw:end-glue-point="4" svg:d="M12104 2854c132 0 198 449 198 1348" svg:viewBox="0 0 199 1349">
          <text:p text:style-name="P1">     T</text:p>
          <text:p text:style-name="P1"/>
        </draw:connector>
      </draw:page>
      <draw:page draw:name="page2" draw:style-name="dp1" draw:master-page-name="Výchozí">
        <draw:custom-shape draw:style-name="gr1" draw:text-style-name="P1" draw:layer="layout" svg:width="1cm" svg:height="0.7cm" svg:x="4.301cm" svg:y="4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cm" svg:height="0.7cm" svg:x="4.302cm" svg:y="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1cm" svg:height="0.7cm" svg:x="7.103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cm" svg:height="0.7cm" svg:x="9.703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cm" svg:height="0.7cm" svg:x="1.703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cm" svg:height="0.7cm" svg:x="11.803cm" svg:y="4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2.703cm" svg:y1="4.44cm" svg:x2="4.302cm" svg:y2="4.439cm" draw:start-shape="id10" draw:start-glue-point="10" draw:end-shape="id11" draw:end-glue-point="6" svg:d="M2703 4440c1200 0 401-1 1599-1" svg:viewBox="0 0 1600 2">
          <text:p/>
        </draw:connector>
        <draw:connector draw:style-name="gr4" draw:text-style-name="P3" draw:layer="layout" draw:type="curve" svg:x1="5.302cm" svg:y1="4.439cm" svg:x2="7.103cm" svg:y2="4.44cm" draw:start-shape="id11" draw:start-glue-point="10" draw:end-shape="id12" draw:end-glue-point="6" svg:d="M5302 4439c1351 0 451 1 1801 1" svg:viewBox="0 0 1802 2">
          <text:p text:style-name="P1">A</text:p>
          <text:p text:style-name="P1"/>
        </draw:connector>
        <draw:connector draw:style-name="gr4" draw:text-style-name="P3" draw:layer="layout" draw:type="curve" svg:x1="8.103cm" svg:y1="4.44cm" svg:x2="9.703cm" svg:y2="4.44cm" draw:start-shape="id12" draw:start-glue-point="10" draw:end-shape="id13" draw:end-glue-point="6" svg:d="M8103 4440h1600" svg:viewBox="0 0 1601 1">
          <text:p text:style-name="P1">A</text:p>
          <text:p text:style-name="P1"/>
        </draw:connector>
        <draw:connector draw:style-name="gr4" draw:text-style-name="P3" draw:layer="layout" draw:type="curve" svg:x1="10.703cm" svg:y1="4.44cm" svg:x2="11.803cm" svg:y2="4.44cm" draw:start-shape="id13" draw:start-glue-point="10" draw:end-shape="id14" draw:end-glue-point="6" svg:d="M10703 4440h1100" svg:viewBox="0 0 1101 1">
          <text:p text:style-name="P1">G</text:p>
          <text:p text:style-name="P1"/>
        </draw:connector>
        <draw:custom-shape draw:style-name="gr2" draw:text-style-name="P2" xml:id="id15" draw:id="id15" draw:layer="layout" svg:width="1cm" svg:height="0.7cm" svg:x="14.404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2.803cm" svg:y1="4.44cm" svg:x2="14.404cm" svg:y2="4.441cm" draw:start-shape="id14" draw:start-glue-point="10" draw:end-shape="id15" draw:end-glue-point="6" svg:d="M12803 4440c1201 0 401 1 1601 1" svg:viewBox="0 0 1602 2">
          <text:p/>
        </draw:connector>
        <draw:custom-shape draw:style-name="gr5" draw:text-style-name="P4" xml:id="id16" draw:id="id16" draw:layer="layout" svg:width="1cm" svg:height="0.7cm" svg:x="7.104cm" svg:y="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7" draw:id="id17" draw:layer="layout" svg:width="1cm" svg:height="0.7cm" svg:x="13.205cm" svg:y="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5.156cm" svg:y1="4.191cm" svg:x2="7.104cm" svg:y2="2.741cm" draw:start-shape="id11" draw:start-glue-point="11" draw:end-shape="id16" draw:end-glue-point="6" svg:d="M5156 4191c0-967 649-1450 1948-1450" svg:viewBox="0 0 1949 1451">
          <text:p text:style-name="P1">T</text:p>
          <text:p text:style-name="P1"/>
          <text:p text:style-name="P1"/>
          <text:p text:style-name="P1"/>
        </draw:connector>
        <draw:connector draw:style-name="gr4" draw:text-style-name="P3" draw:layer="layout" draw:type="curve" svg:x1="8.104cm" svg:y1="2.741cm" svg:x2="9.849cm" svg:y2="4.192cm" draw:start-shape="id16" draw:start-glue-point="10" draw:end-shape="id13" draw:end-glue-point="5" svg:d="M8104 2741c1164 0 1745 483 1745 1451" svg:viewBox="0 0 1746 1452">
          <text:p text:style-name="P1">A</text:p>
          <text:p text:style-name="P1"/>
        </draw:connector>
        <draw:connector draw:style-name="gr4" draw:text-style-name="P3" draw:layer="layout" draw:type="curve" svg:x1="12.657cm" svg:y1="4.192cm" svg:x2="13.205cm" svg:y2="2.742cm" draw:start-shape="id14" draw:start-glue-point="11" draw:end-shape="id17" draw:end-glue-point="6" svg:d="M12657 4192c0-967 182-1450 548-1450" svg:viewBox="0 0 549 1451">
          <text:p text:style-name="P1"><text:s/>T</text:p>
        </draw:connector>
        <draw:connector draw:style-name="gr3" draw:text-style-name="P3" draw:layer="layout" draw:type="curve" svg:x1="14.205cm" svg:y1="2.742cm" svg:x2="14.904cm" svg:y2="4.091cm" draw:start-shape="id17" draw:start-glue-point="10" draw:end-shape="id15" draw:end-glue-point="4" svg:d="M14205 2742c466 0 699 449 699 1349" svg:viewBox="0 0 700 1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05:12.755000000</meta:creation-date>
    <dc:date>2016-11-11T14:19:14.575000000</dc:date>
    <meta:editing-duration>PT13M55S</meta:editing-duration>
    <meta:editing-cycles>12</meta:editing-cycles>
    <meta:generator>LibreOffice/5.1.5.2$Windows_x86 LibreOffice_project/7a864d8825610a8c07cfc3bc01dd4fce6a9447e5</meta:generator>
    <meta:document-statistic meta:object-count="37"/>
  </office:meta>
</office:document-meta>
</file>